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d9e" officeooo:paragraph-rsid="000dfd9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public void sort() {</text:p>
      <text:p text:style-name="Standard"><text:s text:c="4"/>int n = array.length;</text:p>
      <text:p text:style-name="Standard"><text:s text:c="4"/>boolean swapped;</text:p>
      <text:p text:style-name="Standard"/>
      <text:p text:style-name="Standard"><text:s text:c="4"/>for(int i = 0; i &lt; n - 1; i++ ) {</text:p>
      <text:p text:style-name="Standard"><text:s text:c="8"/>swapped = false;</text:p>
      <text:p text:style-name="Standard"/>
      <text:p text:style-name="Standard"><text:s text:c="8"/>for(int j = 0; j &lt; n - i - 1; j++) {</text:p>
      <text:p text:style-name="Standard"><text:s text:c="12"/>if(array[j] &gt; array[j + 1]) {</text:p>
      <text:p text:style-name="Standard"><text:s text:c="16"/>int temp = array[j];</text:p>
      <text:p text:style-name="Standard"><text:s text:c="16"/>array[j] = array[j + 1];</text:p>
      <text:p text:style-name="Standard"><text:s text:c="16"/>array[j + 1] = temp;</text:p>
      <text:p text:style-name="Standard"><text:s text:c="16"/>swapped = true;</text:p>
      <text:p text:style-name="Standard"><text:s text:c="12"/>}</text:p>
      <text:p text:style-name="Standard"><text:s text:c="8"/>}</text:p>
      <text:p text:style-name="Standard"/>
      <text:p text:style-name="Standard"><text:s text:c="8"/>if(!swapped) {</text:p>
      <text:p text:style-name="Standard"><text:s text:c="12"/>break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void show() {</text:p>
      <text:p text:style-name="Standard"><text:s text:c="4"/>try {</text:p>
      <text:p text:style-name="Standard"><text:s text:c="8"/>System.out.println("Array ordenado de mayor a menor:");</text:p>
      <text:p text:style-name="Standard"><text:s text:c="8"/>for(int num : array) {</text:p>
      <text:p text:style-name="Standard"><text:s text:c="12"/>if (num &gt; array.length + 1) {</text:p>
      <text:p text:style-name="Standard"><text:s text:c="16"/>throw new ArrayIndexOutOfBoundsException("Índice fuera de límites.");</text:p>
      <text:p text:style-name="Standard"><text:s text:c="12"/>}</text:p>
      <text:p text:style-name="Standard"><text:s text:c="12"/>System.out.println(num + "");</text:p>
      <text:p text:style-name="Standard"><text:s text:c="8"/>}</text:p>
      <text:p text:style-name="Standard"><text:s text:c="8"/>System.out.println();</text:p>
      <text:p text:style-name="Standard"><text:s text:c="4"/>} catch (ArrayIndexOutOfBoundsException e) {</text:p>
      <text:p text:style-name="Standard"><text:s text:c="8"/>System.out.println("Error: " + e.getMessage());</text:p>
      <text:p text:style-name="Standard"><text:s text:c="4"/>}</text:p>
      <text:p text:style-name="Standard">}</text:p>
      <text:p text:style-name="Standard"/>
      <text:p text:style-name="P1">2.</text:p>
      <text:p text:style-name="P1">public void show() throws ArrayIndexOutOfBoundsException {</text:p>
      <text:p text:style-name="P1"><text:s text:c="4"/>System.out.println("Array ordenado de mayor a menor:");</text:p>
      <text:p text:style-name="P1"><text:s text:c="4"/>for(int num : array) {</text:p>
      <text:p text:style-name="P1"><text:s text:c="8"/>if (num &gt; array.length + 1) {</text:p>
      <text:p text:style-name="P1"><text:s text:c="12"/>throw new ArrayIndexOutOfBoundsException("Índice fuera de límites.");</text:p>
      <text:p text:style-name="P1"><text:s text:c="8"/>}</text:p>
      <text:p text:style-name="P1"><text:s text:c="8"/>System.out.println(num + "");</text:p>
      <text:p text:style-name="P1"><text:s text:c="4"/>}</text:p>
      <text:p text:style-name="P1"><text:s text:c="4"/>System.out.println();</text:p>
      <text:p text:style-name="P1">}</text:p>
      <text:p text:style-name="P1"/>
      <text:p text:style-name="P1">public static void main(String[] args) {</text:p>
      <text:p text:style-name="P1"><text:s text:c="4"/>SortedArray sortedArray = new SortedArray();</text:p>
      <text:p text:style-name="P1"><text:soft-page-break/><text:s text:c="4"/>sortedArray.sort();</text:p>
      <text:p text:style-name="P1"><text:s text:c="4"/>try {</text:p>
      <text:p text:style-name="P1"><text:s text:c="8"/>sortedArray.show();</text:p>
      <text:p text:style-name="P1"><text:s text:c="4"/>} catch (ArrayIndexOutOfBoundsException e) {</text:p>
      <text:p text:style-name="P1"><text:s text:c="8"/>System.out.println("Error: " + e.getMessage()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5T22:26:31.442000000</meta:creation-date>
    <dc:date>2024-01-15T22:27:23.724000000</dc:date>
    <meta:editing-duration>PT53S</meta:editing-duration>
    <meta:editing-cycles>1</meta:editing-cycles>
    <meta:document-statistic meta:table-count="0" meta:image-count="0" meta:object-count="0" meta:page-count="2" meta:paragraph-count="53" meta:word-count="181" meta:character-count="1478" meta:non-whitespace-character-count="1002"/>
    <meta:generator>LibreOffice/7.3.0.3$Windows_X86_64 LibreOffice_project/0f246aa12d0eee4a0f7adcefbf7c878fc2238db3</meta:generator>
  </office:meta>
</office:document-meta>
</file>